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officeooo:rsid="002c9a7c" officeooo:paragraph-rsid="002c9a7c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rsid="00440580" officeooo:paragraph-rsid="00440580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officeooo:rsid="001f20ca" officeooo:paragraph-rsid="0048accc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officeooo:rsid="0048accc" officeooo:paragraph-rsid="0048accc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4a86fc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8accc" officeooo:paragraph-rsid="0048acc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98fac" officeooo:paragraph-rsid="00498fa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solid" style:text-underline-width="auto" style:text-underline-color="font-color" fo:font-weight="bold" officeooo:rsid="0048accc" officeooo:paragraph-rsid="00498fa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solid" style:text-underline-width="auto" style:text-underline-color="font-color" fo:font-weight="normal" officeooo:rsid="0045d3be" officeooo:paragraph-rsid="00498fa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8accc" officeooo:paragraph-rsid="00498fac" style:font-size-asian="12pt" style:font-weight-asian="normal" style:font-size-complex="12pt" style:font-weight-complex="normal"/>
    </style:style>
    <style:style style:name="P13" style:family="paragraph" style:parent-style-name="Heading_20_2">
      <style:paragraph-properties fo:margin-top="0cm" fo:margin-bottom="0cm" loext:contextual-spacing="false"/>
      <style:text-properties style:font-name="Nimbus Sans L" style:text-underline-style="solid" style:text-underline-width="auto" style:text-underline-color="font-color" fo:font-weight="bold" officeooo:rsid="0048accc" officeooo:paragraph-rsid="0048accc" style:font-weight-asian="bold" style:font-weight-complex="bold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5d3be" officeooo:paragraph-rsid="00498fac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98fac" officeooo:paragraph-rsid="00498fac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40580" officeooo:paragraph-rsid="00440580" style:font-size-asian="12pt" style:font-size-complex="12pt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5d3be" officeooo:paragraph-rsid="0045d3be" style:font-size-asian="12pt" style:font-size-complex="12pt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45d3be" officeooo:paragraph-rsid="0045d3b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solid" style:text-underline-width="auto" style:text-underline-color="font-color" fo:font-weight="normal" officeooo:rsid="0045d3be" officeooo:paragraph-rsid="0048acc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6pt" fo:font-weight="bold" officeooo:rsid="004189dc" style:font-size-asian="16pt" style:font-weight-asian="bold" style:font-size-complex="16pt" style:font-weight-complex="bold"/>
    </style:style>
    <style:style style:name="P21" style:family="paragraph" style:parent-style-name="Title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6pt" fo:font-weight="bold" officeooo:rsid="004189dc" style:font-size-asian="16pt" style:font-weight-asian="bold" style:font-size-complex="16pt" style:font-weight-complex="bold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officeooo:rsid="002e8f86"/>
    </style:style>
    <style:style style:name="T6" style:family="text">
      <style:text-properties officeooo:rsid="0048accc"/>
    </style:style>
    <style:style style:name="T7" style:family="text">
      <style:text-properties officeooo:rsid="00497051"/>
    </style:style>
    <style:style style:name="T8" style:family="text">
      <style:text-properties officeooo:rsid="00498fac"/>
    </style:style>
    <style:style style:name="T9" style:family="text">
      <style:text-properties officeooo:rsid="0045d3be"/>
    </style:style>
    <style:style style:name="T10" style:family="text">
      <style:text-properties style:text-position="0% 100%" fo:font-weight="bold" officeooo:rsid="00a65559" style:font-weight-asian="bold" style:font-weight-complex="bold"/>
    </style:style>
    <style:style style:name="T11" style:family="text">
      <style:text-properties style:text-position="0% 100%" fo:font-weight="normal" officeooo:rsid="00a65559" style:font-weight-asian="normal" style:font-weight-complex="normal"/>
    </style:style>
    <style:style style:name="T12" style:family="text">
      <style:text-properties officeooo:rsid="004edc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itle>Booyong Walk - Red Cord Hike – V1.0</text:title></text:p>
      <text:p text:style-name="P20">(Forest Tops to Sheep Station Creek)</text:p>
      <text:p text:style-name="P2">Phil Shepherd – <text:span text:style-name="T5">Aug 2016</text:span></text:p>
      <text:p text:style-name="P3"/>
      <text:p text:style-name="P7"><text:span text:style-name="T4">MAP:<text:tab/><text:tab/><text:tab/></text:span>Brays Creek 9541-3S<text:line-break/><text:span text:style-name="T10">Grid Ref Zone:<text:tab/></text:span><text:span text:style-name="T11">MGRS </text:span><text:span text:style-name="T2">56JNP.</text:span></text:p>
      <text:p text:style-name="P7"/>
      <text:p text:style-name="P19"/>
      <text:p text:style-name="P13">Hike – Forest Tops campground to Sheepstation Creek campground</text:p>
      <text:p text:style-name="P4"/>
      <text:p text:style-name="P6">Approximately <text:span text:style-name="T3">8km</text:span> hike with 600m descent.</text:p>
      <text:p text:style-name="P6"/>
      <text:p text:style-name="P6">A popular, well marked walk, through rainforest.<text:line-break/>Not hiked by the author so further details are required.</text:p>
      <text:p text:style-name="P5"/>
      <text:list xml:id="list2318836184" text:style-name="L1">
        <text:list-item>
          <text:p text:style-name="P16">Start at Forest Top<text:span text:style-name="T6">s</text:span> Camp<text:span text:style-name="T6">ground </text:span>(0626 5986)</text:p>
        </text:list-item>
        <text:list-item>
          <text:p text:style-name="P17">There is an interesting loop track at 0230 5848, which will add 2km <text:span text:style-name="T7">and 100m ascent/descent </text:span>to the total hike.</text:p>
        </text:list-item>
        <text:list-item>
          <text:p text:style-name="P18">Finishes at Sheep Station Creek (0221 5710)</text:p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Booyong Walk - Red Cord Hike –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6T18:12:44.604966871</dc:date>
    <meta:editing-duration>PT2H59M29S</meta:editing-duration>
    <meta:editing-cycles>38</meta:editing-cycles>
    <dc:title>Booyong Walk - Red Cord Hike – V1.0</dc:title>
    <meta:document-statistic meta:table-count="0" meta:image-count="0" meta:object-count="0" meta:page-count="1" meta:paragraph-count="12" meta:word-count="108" meta:character-count="643" meta:non-whitespace-character-count="543"/>
  </office:meta>
</office:document-meta>
</file>